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Droid Serif" fo:language="en" fo:country="US"/>
    </style:style>
    <style:style style:name="P2" style:family="paragraph" style:parent-style-name="Standard">
      <style:paragraph-properties fo:line-height="100%"/>
      <style:text-properties style:font-name="Droid Serif" fo:language="en" fo:country="US" fo:font-style="italic" style:font-style-asian="italic"/>
    </style:style>
    <style:style style:name="P3" style:family="paragraph" style:parent-style-name="Standard">
      <style:paragraph-properties fo:line-height="100%" fo:text-align="justify" style:justify-single-word="false"/>
      <style:text-properties style:font-name="Droid Serif" fo:language="ru" fo:country="RU"/>
    </style:style>
    <style:style style:name="P4" style:family="paragraph" style:parent-style-name="Standard">
      <style:paragraph-properties fo:margin-left="0in" fo:margin-right="0in" fo:line-height="100%" fo:text-align="justify" style:justify-single-word="false" fo:orphans="2" fo:widows="2" fo:text-indent="0.5in" style:auto-text-indent="false" style:writing-mode="lr-tb"/>
      <style:text-properties style:font-name="Droid Serif" officeooo:paragraph-rsid="000d9a93"/>
    </style:style>
    <style:style style:name="P5" style:family="paragraph" style:parent-style-name="Standard">
      <style:paragraph-properties fo:margin-left="0in" fo:margin-right="0in" fo:line-height="100%" fo:text-align="justify" style:justify-single-word="false" fo:orphans="2" fo:widows="2" fo:text-indent="0.5in" style:auto-text-indent="false" style:writing-mode="lr-tb"/>
      <style:text-properties style:font-name="Droid Serif" fo:language="ru" fo:country="RU"/>
    </style:style>
    <style:style style:name="P6" style:family="paragraph" style:parent-style-name="Standard" style:master-page-name="Standard">
      <style:paragraph-properties fo:line-height="100%" style:page-number="auto"/>
      <style:text-properties style:font-name="Droid Serif" fo:language="en" fo:country="US" fo:font-weight="bold" style:font-weight-asian="bold"/>
    </style:style>
    <style:style style:name="P7" style:family="paragraph" style:parent-style-name="Standard" style:list-style-name="WWNum1">
      <style:paragraph-properties fo:line-height="100%"/>
      <style:text-properties style:font-name="Droid Serif" fo:language="en" fo:country="US"/>
    </style:style>
    <style:style style:name="P8" style:family="paragraph" style:parent-style-name="Standard" style:list-style-name="WWNum2">
      <style:paragraph-properties fo:line-height="100%"/>
      <style:text-properties style:font-name="Droid Serif" fo:language="en" fo:country="US"/>
    </style:style>
    <style:style style:name="P9" style:family="paragraph" style:parent-style-name="Standard" style:list-style-name="WWNum3">
      <style:paragraph-properties fo:line-height="100%"/>
      <style:text-properties style:font-name="Droid Serif" fo:language="en" fo:country="US"/>
    </style:style>
    <style:style style:name="P10" style:family="paragraph" style:parent-style-name="Standard">
      <style:paragraph-properties fo:line-height="100%"/>
      <style:text-properties style:font-name="Droid Serif" fo:language="en" fo:country="US" fo:font-weight="bold" style:font-weight-asian="bold"/>
    </style:style>
    <style:style style:name="P11" style:family="paragraph" style:parent-style-name="Standard">
      <style:paragraph-properties fo:line-height="100%"/>
      <style:text-properties style:font-name="Droid Serif" fo:language="en" fo:country="US" fo:font-style="italic" style:font-style-asian="italic"/>
    </style:style>
    <style:style style:name="P12" style:family="paragraph" style:parent-style-name="Standard" style:list-style-name="WWNum1">
      <style:paragraph-properties fo:line-height="100%"/>
      <style:text-properties style:font-name="Droid Serif" officeooo:rsid="000c2975" officeooo:paragraph-rsid="000c2975"/>
    </style:style>
    <style:style style:name="P13" style:family="paragraph" style:parent-style-name="Standard">
      <style:paragraph-properties fo:line-height="100%"/>
      <style:text-properties fo:color="#999999" style:font-name="Droid Serif" fo:language="en" fo:country="US"/>
    </style:style>
    <style:style style:name="P14" style:family="paragraph" style:parent-style-name="Standard" style:list-style-name="WWNum1">
      <style:paragraph-properties fo:line-height="100%"/>
      <style:text-properties fo:color="#999999" style:font-name="Droid Serif" officeooo:rsid="000c2975" officeooo:paragraph-rsid="000c2975"/>
    </style:style>
    <style:style style:name="P15" style:family="paragraph" style:parent-style-name="Standard">
      <style:paragraph-properties fo:line-height="100%" fo:break-before="page"/>
      <style:text-properties style:font-name="Droid Serif" fo:language="en" fo:country="US"/>
    </style:style>
    <style:style style:name="P16" style:family="paragraph" style:parent-style-name="Standard">
      <style:paragraph-properties fo:margin-left="0in" fo:margin-right="0in" fo:line-height="100%" fo:text-align="justify" style:justify-single-word="false" fo:orphans="2" fo:widows="2" fo:text-indent="0.5in" style:auto-text-indent="false" style:writing-mode="lr-tb"/>
      <style:text-properties style:font-name="Droid Serif" fo:language="ru" fo:country="RU" fo:font-style="italic" style:font-style-asian="italic"/>
    </style:style>
    <style:style style:name="P17" style:family="paragraph" style:parent-style-name="Standard">
      <style:paragraph-properties fo:margin-left="0in" fo:margin-right="0in" fo:line-height="100%" fo:text-align="justify" style:justify-single-word="false" fo:orphans="2" fo:widows="2" fo:text-indent="0.5in" style:auto-text-indent="false" style:writing-mode="lr-tb"/>
      <style:text-properties style:font-name="Droid Serif"/>
    </style:style>
    <style:style style:name="P18" style:family="paragraph" style:parent-style-name="Standard">
      <style:paragraph-properties fo:margin-left="0in" fo:margin-right="0in" fo:line-height="100%" fo:text-align="justify" style:justify-single-word="false" fo:orphans="2" fo:widows="2" fo:text-indent="0.5in" style:auto-text-indent="false" style:writing-mode="lr-tb"/>
      <style:text-properties style:font-name="Droid Serif" officeooo:rsid="000d9ca0" officeooo:paragraph-rsid="000d9ca0"/>
    </style:style>
    <style:style style:name="T1" style:family="text">
      <style:text-properties fo:language="ru" fo:country="RU" fo:font-style="italic" style:font-style-asian="italic"/>
    </style:style>
    <style:style style:name="T2" style:family="text">
      <style:text-properties fo:language="ru" fo:country="RU" fo:font-style="italic" officeooo:rsid="0008c1be" style:font-style-asian="italic"/>
    </style:style>
    <style:style style:name="T3" style:family="text">
      <style:text-properties fo:language="ru" fo:country="RU" fo:font-style="italic" officeooo:rsid="000d9a93" style:font-style-asian="italic"/>
    </style:style>
    <style:style style:name="T4" style:family="text">
      <style:text-properties fo:language="ru" fo:country="RU" fo:font-style="italic" officeooo:rsid="000d9ca0" style:font-style-asian="italic"/>
    </style:style>
    <style:style style:name="T5" style:family="text">
      <style:text-properties fo:language="ru" fo:country="RU" fo:font-style="italic" officeooo:rsid="000dd771" style:font-style-asian="italic"/>
    </style:style>
    <style:style style:name="T6" style:family="text">
      <style:text-properties officeooo:rsid="000d9ca0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y Professional Goals</text:p>
      <text:p text:style-name="P1"/>
      <text:list xml:id="list1816389507278028849" text:style-name="WWNum1">
        <text:list-item>
          <text:p text:style-name="P7">Get a degree at Innopolis</text:p>
        </text:list-item>
      </text:list>
      <text:p text:style-name="P13"><text:tab/>(as fact, somebody wants to see this paper)</text:p>
      <text:list xml:id="list104212727174665" text:continue-numbering="true" text:style-name="WWNum1">
        <text:list-item>
          <text:p text:style-name="P7">Create Graph UI, which will be used by millions</text:p>
        </text:list-item>
      </text:list>
      <text:p text:style-name="P13"><text:tab/>(as part of thesis)</text:p>
      <text:list xml:id="list104211184054205" text:continue-numbering="true" text:style-name="WWNum1">
        <text:list-item>
          <text:p text:style-name="P7">Perfectly defend the Thesis</text:p>
        </text:list-item>
      </text:list>
      <text:p text:style-name="P13"><text:tab/>(everyone will applause stand)</text:p>
      <text:list xml:id="list104212236301124" text:continue-numbering="true" text:style-name="WWNum1">
        <text:list-item>
          <text:p text:style-name="P7">Constantly develop analytical thinking </text:p>
        </text:list-item>
      </text:list>
      <text:p text:style-name="P13"><text:tab/>(to be in good mind shape)</text:p>
      <text:list xml:id="list104211239889853" text:continue-numbering="true" text:style-name="WWNum1">
        <text:list-item>
          <text:p text:style-name="P7">Learn English</text:p>
        </text:list-item>
      </text:list>
      <text:p text:style-name="P13"><text:tab/>(liaise with other communities)</text:p>
      <text:list xml:id="list104213046030941" text:continue-numbering="true" text:style-name="WWNum1">
        <text:list-item>
          <text:p text:style-name="P12">Swim in pools and seas and in every ocean, play volley </text:p>
          <text:p text:style-name="P14">(to be in good shape and healthy)</text:p>
        </text:list-item>
        <text:list-item>
          <text:p text:style-name="P7">Become researcher in Robotics Lab</text:p>
        </text:list-item>
      </text:list>
      <text:p text:style-name="P13"><text:tab/>(think I want this)</text:p>
      <text:list xml:id="list104212160430007" text:continue-numbering="true" text:style-name="WWNum1">
        <text:list-item>
          <text:p text:style-name="P7">Get grant to develop exoskeleton</text:p>
        </text:list-item>
      </text:list>
      <text:p text:style-name="P13"><text:tab/>(or some other funding)</text:p>
      <text:list xml:id="list104211354981124" text:continue-numbering="true" text:style-name="WWNum1">
        <text:list-item>
          <text:p text:style-name="P7">Solve P versus NP problem</text:p>
        </text:list-item>
      </text:list>
      <text:p text:style-name="P13"><text:tab/>(get universal acceptance and million dollars for that)</text:p>
      <text:p text:style-name="P2"/>
      <text:p text:style-name="P2"/>
      <text:p text:style-name="P10">Resources I need for Achievement</text:p>
      <text:p text:style-name="P1"/>
      <text:list xml:id="list4044572843325676122" text:style-name="WWNum2">
        <text:list-item>
          <text:p text:style-name="P8">Time</text:p>
        </text:list-item>
        <text:list-item>
          <text:p text:style-name="P8">Practice</text:p>
        </text:list-item>
        <text:list-item>
          <text:p text:style-name="P8">Motivation</text:p>
        </text:list-item>
        <text:list-item>
          <text:p text:style-name="P8">Patience</text:p>
        </text:list-item>
        <text:list-item>
          <text:p text:style-name="P8">University</text:p>
        </text:list-item>
        <text:list-item>
          <text:p text:style-name="P8">Laptop</text:p>
        </text:list-item>
      </text:list>
      <text:p text:style-name="P1"/>
      <text:p text:style-name="P1"/>
      <text:p text:style-name="P10">Obstacles </text:p>
      <text:p text:style-name="P1"/>
      <text:list xml:id="list3258340921727848339" text:style-name="WWNum3">
        <text:list-item>
          <text:p text:style-name="P9">Mortal</text:p>
        </text:list-item>
        <text:list-item>
          <text:p text:style-name="P9">Addictions</text:p>
        </text:list-item>
        <text:list-item>
          <text:p text:style-name="P9">Distraction</text:p>
        </text:list-item>
      </text:list>
      <text:p text:style-name="P15"><text:span text:style-name="T7">My Development Plan</text:span></text:p>
      <text:p text:style-name="P2">This part I prefer to write in Russian.</text:p>
      <text:p text:style-name="P3"/>
      <text:p text:style-name="P16">В рамках плана <text:span text:style-name="T6">А</text:span>, я продолжаю работать и проходить практику в Level90. Меня интересует тема графого интерфейса, это возможность создать иструмент, которого ещё не существует, связать воедино знания и намерения. Аналитическое понимание, через визуальное восприятие.</text:p>
      <text:p text:style-name="P16">Этот проект будет использоваться миллионами. Буду вести разработку открыто (если это не будет запрещено договором о неразглашении) и сообщество образуется само собой, уже сейчас я нахожу единомышленников, хотя все разработки только в зачатке.</text:p>
      <text:p text:style-name="P5"/>
      <text:p text:style-name="P16">За лето я закончу прототипы и весь следующий семестр буду обкатывать интерфейс на образовательной платформе Level90, попутно решая задачи которые будут возникать у платформы. Зарплата и стипендия будут гарантировать мою финансовую защищенность.</text:p>
      <text:p text:style-name="P16">Эту тему я смогу развить на порядочный диплом и опубликую исследования в формате статей, как онлайн так и в печатных изданиях. Это подуспокоит моё эго и я смогу спокойно пересмотреть свои планы на будущее. В первую очередь разобраться в своих желаниях. Так ли сильно мне хочется заниматься робототехникой.</text:p>
      <text:p text:style-name="P16">Ноутбук соберу собственноручно, вот насчёт требованний к этому инструменту я совершенно уверен. Плюс делать вещи руками всегда <text:s/>приносило удовольствие.</text:p>
      <text:p text:style-name="P5"/>
      <text:p text:style-name="P4"><text:span text:style-name="T2">Начальную практику английского получу в институте, выступая на локальных презентациях, мастер-классах. А затем уже поездки на конференции, </text:span><text:span text:style-name="T3">огромные гранты, громкие проекты. </text:span><text:span text:style-name="T4">Во время путешествий по миру </text:span><text:span text:style-name="T3">я искупаюсь во всех океанах, увижу </text:span><text:span text:style-name="T4">чудеса и познакомлюсь с большим количеством людей, а может даже влюблюсь.</text:span></text:p>
      <text:p text:style-name="P5"/>
      <text:p text:style-name="P16">Чем больше я узнаю, тем больше неизвестного появляется. Поэтому не уверен, что когда-нибудь смогу сказать: «Хочу заниматься тем-то». В мире так много всего разнообразного, интересного и захватывающего, хочется попробывать всё. Но смертность людей это минус конечно.</text:p>
      <text:p text:style-name="P16"><text:s/>Поэтому приоритеты ставить нужно. И скорее всего придётся вписать жену и детей в этот список, но собственная инфантильность пугает. Какие там дети.</text:p>
      <text:p text:style-name="P5"/>
      <text:p text:style-name="P17"><text:span text:style-name="T1">Но и привнести в этот мир хочется, оставить запись о себе в истории. Не так, не корявым эссе, а стройными теориями и красивыми доказательствами. Оставить работающие удобные инструменты, изящные произведения искусства, а не разлагающиеся останки. Но жизнь не так поэтична.</text:span></text:p>
      <text:p text:style-name="P17"><text:span text:style-name="T1"/></text:p>
      <text:p text:style-name="P18"><text:span text:style-name="T1">В конце концов жить мне придётся с собой и лучше жить в мире. Идти на уступки со своими амбициями, понять что всё-таки важно для меня, а не что внушили СМИ и окружение. Так что </text:span><text:span text:style-name="T5">план</text:span><text:span text:style-name="T1"> «не сильно напрягаться и быть среднестатистическим бесполезным, но счастливым гражданином» не так уж пугает. Ведь есть люди, которых не заботит, войдут ли они в анналы истории и они счастливы.</text:span></text:p>
      <text:p text:style-name="P18"><text:span text:style-name="T1">Но возможно это не для меня, поэтому это план 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ru" style:country-asian="RU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1:06:00</meta:creation-date>
    <meta:initial-creator>Инна Городецкая</meta:initial-creator>
    <dc:language>en-US</dc:language>
    <dc:date>2016-04-29T10:42:11.092998233</dc:date>
    <meta:editing-cycles>2</meta:editing-cycles>
    <meta:editing-duration>PT5S</meta:editing-duration>
    <meta:generator>LibreOffice/4.2.8.2$Linux_X86_64 LibreOffice_project/420m0$Build-2</meta:generator>
    <meta:document-statistic meta:table-count="0" meta:image-count="0" meta:object-count="0" meta:page-count="2" meta:paragraph-count="43" meta:word-count="528" meta:character-count="3435" meta:non-whitespace-character-count="2955"/>
    <meta:template xlink:type="simple" xlink:actuate="onRequest" xlink:title="Normal.dotm" xlink:href=""/>
  </office:meta>
</office:document-meta>
</file>